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2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5cm" fo:margin-bottom="0cm" style:writing-mode="lr-tb"/>
      <style:text-properties style:font-name="Frutiger Light Condensed"/>
    </style:style>
    <style:style style:name="P14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7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8" style:family="paragraph">
      <style:paragraph-properties style:writing-mode="lr-tb"/>
      <style:text-properties fo:color="#c9211e"/>
    </style:style>
    <style:style style:name="P19" style:family="paragraph">
      <loext:graphic-properties draw:fill-color="#ffffff"/>
      <style:paragraph-properties fo:text-align="start" style:writing-mode="lr-tb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text-align="start" style:writing-mode="lr-tb"/>
      <style:text-properties fo:font-size="32pt"/>
    </style:style>
    <style:style style:name="P22" style:family="paragraph">
      <style:paragraph-properties fo:text-align="start"/>
      <style:text-properties style:font-name="Frutiger Light Condensed"/>
    </style:style>
    <style:style style:name="P23" style:family="paragraph">
      <style:text-properties style:font-name="Frutiger Light Condensed"/>
    </style:style>
    <style:style style:name="P24" style:family="paragraph">
      <loext:graphic-properties draw:fill-color="#ffffff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color="#000000" style:font-name="Frutiger Light Condensed" fo:font-weight="normal" style:font-weight-asian="normal" style:font-weight-complex="normal"/>
    </style:style>
    <style:style style:name="T8" style:family="text">
      <style:text-properties fo:color="#ff0000" style:font-name="Frutiger Light Condensed" fo:font-weight="normal" style:font-weight-asian="normal" style:font-weight-complex="normal"/>
    </style:style>
    <style:style style:name="T9" style:family="text">
      <style:text-properties fo:color="#c9211e" style:font-name="Frutiger Light Condense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Frutiger Light Condensed" fo:font-weight="bold" style:font-weight-asian="bold" style:font-weight-complex="bold"/>
    </style:style>
    <style:style style:name="T13" style:family="text">
      <style:text-properties style:font-name="Frutiger Light Condensed" fo:font-size="10pt" style:font-size-asian="10pt" style:font-size-complex="10pt"/>
    </style:style>
    <style:style style:name="T14" style:family="text">
      <style:text-properties style:text-position="-33% 58%" style:font-name="Frutiger Light Condense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7" draw:layer="layout" svg:width="25.199cm" svg:height="12.19cm" svg:x="1.4cm" svg:y="0.628cm" presentation:class="subtitle" presentation:user-transformed="true">
          <draw:text-box>
            <text:p text:style-name="P6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Rigging and bones</text:span></text:p>
              </text:list-item>
              <text:list-item>
                <text:p text:style-name="P9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0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1"><text:span text:style-name="T3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4">shape representation</text:span><text:span text:style-name="T1">.</text:span></text:p>
                <text:list>
                  <text:list-item>
                    <text:p><text:span text:style-name="T1">Often used in </text:span><text:span text:style-name="T4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4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2">Signed distance: negative if (x,y,z) inside or positive if </text:span><text:span text:style-name="T1">(x,y,z) outside will be returned – therefore name </text:span><text:span text:style-name="T4">signed distance functions</text:span><text:span text:style-name="T5"> is used</text:span><text:span text:style-name="T4">.</text:span></text:p>
                  </text:list-item>
                  <text:list-item>
                    <text:p><text:span text:style-name="T5">Normal (essential shading information) can be computed using partial derivatives – the gradient of f. </text:span><text:span text:style-name="T6">&lt;FORMULA&gt;</text:span></text:p>
                    <text:list>
                      <text:list-item>
                        <text:p><text:span text:style-name="T7">In Practice, central difference can be used for approximating gradient </text:span><text:span text:style-name="T8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modeling</text:span></text:p>
          </draw:text-box>
        </draw:frame>
        <draw:frame presentation:style-name="pr7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1"/></text:p>
              </text:list-header>
              <text:list-item>
                <text:p text:style-name="P12"><text:span text:style-name="T10">Constructive solid geometry</text:span><text:span text:style-name="T11"> algorithms (subtraction, addition - union) can be easily done with them</text:span></text:p>
              </text:list-item>
              <text:list-item>
                <text:p text:style-name="P12"><text:span text:style-name="T11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4">metaballs</text:span></text:p>
                  </text:list-item>
                </text:list>
              </text:list-item>
              <text:list-item>
                <text:p><text:span text:style-name="T12">&lt;examples&gt;:</text:span></text:p>
                <text:list>
                  <text:list-item>
                    <text:p><text:span text:style-name="T4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2">Blender metaballs</text:span></text:p>
                  </text:list-item>
                </text:list>
              </text:list-item>
              <text:list-item>
                <text:p text:style-name="P12"><text:span text:style-name="T1">Transformations are done using the inverse transform applied to p, e.g., f(p-t)</text:span></text:p>
              </text:list-item>
              <text:list-item>
                <text:p text:style-name="P12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9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4">marching cubes algorithm*</text:span></text:p>
              </text:list-item>
            </text:list>
          </draw:text-box>
        </draw:frame>
        <draw:frame draw:style-name="gr2" draw:text-style-name="P14" draw:layer="layout" svg:width="26.67cm" svg:height="0.687cm" svg:x="0.762cm" svg:y="13.97cm">
          <draw:text-box>
            <text:p><text:span text:style-name="T13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4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4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9">&lt;example: mesh surface, parametric surface, subdivision surface&gt;</text:span></text:p>
            <text:p><text:span text:style-name="T9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4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4">sharp corners are removed</text:span><text:span text:style-name="T1"> P</text:span><text:span text:style-name="T14">0</text:span><text:span text:style-name="T1"> → P</text:span><text:span text:style-name="T14">1</text:span><text:span text:style-name="T1"> → … → P</text:span><text:span text:style-name="T14">n</text:span></text:p>
                  </text:list-item>
                  <text:list-item>
                    <text:p><text:span text:style-name="T1">Result is called </text:span><text:span text:style-name="T4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9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9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5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5"><text:span text:style-name="T1">Chaikin scheme creates two new vertices between each subsequent pairs of vertices</text:span></text:p>
              </text:list-item>
              <text:list-item>
                <text:p text:style-name="P15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8"><text:span text:style-name="T9">&lt;image&gt;</text:span></text:p>
                  </text:list-item>
                  <text:list-item>
                    <text:p text:style-name="P8"><text:span text:style-name="T9">&lt;formula&gt;</text:span></text:p>
                  </text:list-item>
                </text:list>
              </text:list-item>
              <text:list-item>
                <text:p text:style-name="P8"><text:span text:style-name="T16">Properties: </text:span></text:p>
                <text:list>
                  <text:list-item>
                    <text:p text:style-name="P8"><text:span text:style-name="T16">This scheme generates quadratic B-spline</text:span></text:p>
                  </text:list-item>
                  <text:list-item>
                    <text:p text:style-name="P8"><text:span text:style-name="T16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5"><text:span text:style-name="T15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5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9">&lt;formula&gt;</text:span></text:p>
                  </text:list-item>
                  <text:list-item>
                    <text:p><text:span text:style-name="T9">&lt;image&gt;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8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9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12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4">refinement phase</text:span><text:span text:style-name="T1">, new vertices are created and reconnected for some or all vertices of </text:span><text:span text:style-name="T4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4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9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<text:span text:style-name="T1">Subdivision surfaces: </text:span>Loop subdivision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7">TODO </text:span><text:span text:style-name="T18">RTR BOOK</text:span></text:p>
              </text:list-item>
              <text:list-item>
                <text:p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7">TODO </text:span><text:span text:style-name="T18">RTR BOOK</text:span></text:p>
              </text:list-item>
              <text:list-item>
                <text:p text:style-name="P12"><text:span text:style-name="T1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8">Displacement and subdivision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7">TODO </text:span><text:span text:style-name="T18">RTR BOOK</text:span></text:p>
              </text:list-item>
              <text:list-item>
                <text:p><text:span text:style-name="T1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ubdivision surfaces: production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Pixar OpenSubdiv</text:span></text:p>
              </text:list-item>
              <text:list-item>
                <text:p><text:span text:style-name="T1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2" draw:text-style-name="P4" draw:layer="layout" svg:width="25.199cm" svg:height="3.863cm" svg:x="1.4cm" svg:y="0.011cm" presentation:class="title" presentation:user-transformed="true">
          <draw:text-box>
            <text:p text:style-name="P8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19" draw:layer="layout" svg:width="25.199cm" svg:height="12.19cm" svg:x="1.4cm" svg:y="0.628cm" presentation:class="subtitle">
          <draw:text-box>
            <text:p text:style-name="P8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Digitaliza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8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8">Procedural modeling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21" draw:layer="layout" svg:width="25.199cm" svg:height="12.19cm" svg:x="1.4cm" svg:y="0.628cm" presentation:class="subtitle">
          <draw:text-box>
            <text:p text:style-name="P8"><text:span text:style-name="T19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21" draw:layer="layout" svg:width="25.199cm" svg:height="12.19cm" svg:x="1.4cm" svg:y="0.628cm" presentation:class="subtitle">
          <draw:text-box>
            <text:p text:style-name="P8"><text:span text:style-name="T19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light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Environment: sun and sky</text:p>
              </text:list-item>
              <text:list-item>
                <text:p>Area lights and shadow</text:p>
              </text:list-item>
              <text:list-item>
                <text:p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 presentation:user-transformed="true">
          <draw:text-box>
            <text:p text:style-name="P22">Environment illumination: cube map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Cube map is accessed with three-component texture coordinate vector that specifies direction of ray pointing from center or cube to outward.</text:p>
              </text:list-item>
              <text:list-item>
                <text:p text:style-name="P23">Environment mapping is done with cube map so that HDRI image is used as faces of the cube.</text:p>
              </text:list-item>
              <text:list-item>
                <text:p text:style-name="P23">Camera is always in the center of the cube so that environment doesn’t move as camera moves.</text:p>
              </text:list-item>
              <text:list-item>
                <text:p text:style-name="P23"><text:span text:style-name="T18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21" draw:layer="layout" svg:width="25.199cm" svg:height="12.19cm" svg:x="1.4cm" svg:y="0.628cm" presentation:class="subtitle">
          <draw:text-box>
            <text:p text:style-name="P8"><text:span text:style-name="T19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More on camer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DOF and lenses</text:p>
              </text:list-item>
              <text:list-item>
                <text:p>Camera effects</text:p>
              </text:list-item>
              <text:list-item>
                <text:p>Motion blur</text:p>
              </text:list-item>
              <text:list-item>
                <text:p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07T22:15:57.275394575</dc:date>
    <meta:editing-duration>PT2H31M4S</meta:editing-duration>
    <meta:editing-cycles>128</meta:editing-cycles>
    <meta:document-statistic meta:object-count="182"/>
  </office:meta>
</office:document-meta>
</file>